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67d"/>
    </style:style>
    <style:style style:name="P2" style:family="paragraph" style:parent-style-name="Standard">
      <style:text-properties officeooo:paragraph-rsid="001383bc"/>
    </style:style>
    <style:style style:name="P3" style:family="paragraph" style:parent-style-name="Standard">
      <style:text-properties fo:font-weight="bold" officeooo:paragraph-rsid="001383bc" style:font-weight-asian="bold" style:font-weight-complex="bold"/>
    </style:style>
    <style:style style:name="P4" style:family="paragraph" style:parent-style-name="Standard">
      <style:text-properties fo:font-weight="bold" officeooo:paragraph-rsid="0020ec9c" style:font-weight-asian="bold" style:font-weight-complex="bold"/>
    </style:style>
    <style:style style:name="P5" style:family="paragraph" style:parent-style-name="Standard">
      <style:text-properties fo:font-weight="bold" officeooo:paragraph-rsid="001c98e0" style:font-weight-asian="bold" style:font-weight-complex="bold"/>
    </style:style>
    <style:style style:name="P6" style:family="paragraph" style:parent-style-name="Standard">
      <style:text-properties fo:font-weight="bold" officeooo:rsid="001e5c2e" officeooo:paragraph-rsid="001e5c2e" style:font-weight-asian="bold" style:font-weight-complex="bold"/>
    </style:style>
    <style:style style:name="P7" style:family="paragraph" style:parent-style-name="Standard">
      <style:text-properties fo:color="#ff0000" officeooo:paragraph-rsid="001383bc"/>
    </style:style>
    <style:style style:name="P8" style:family="paragraph" style:parent-style-name="Standard">
      <style:text-properties officeooo:paragraph-rsid="001c98e0"/>
    </style:style>
    <style:style style:name="P9" style:family="paragraph" style:parent-style-name="Standard">
      <style:text-properties officeooo:rsid="001d0377" officeooo:paragraph-rsid="001d0377"/>
    </style:style>
    <style:style style:name="P10" style:family="paragraph" style:parent-style-name="Standard">
      <style:text-properties officeooo:rsid="001e5c2e" officeooo:paragraph-rsid="001e5c2e"/>
    </style:style>
    <style:style style:name="P11" style:family="paragraph" style:parent-style-name="Standard">
      <style:text-properties fo:color="#666666" fo:font-weight="bold" officeooo:rsid="001e5c2e" officeooo:paragraph-rsid="001383bc" style:font-weight-asian="bold" style:font-weight-complex="bold"/>
    </style:style>
    <style:style style:name="P12" style:family="paragraph" style:parent-style-name="Standard">
      <style:text-properties fo:color="#666666" fo:font-weight="bold" officeooo:rsid="001e5c2e" officeooo:paragraph-rsid="002469ff" style:font-weight-asian="bold" style:font-weight-complex="bold"/>
    </style:style>
    <style:style style:name="P13" style:family="paragraph" style:parent-style-name="Standard">
      <style:text-properties fo:color="#666666" officeooo:paragraph-rsid="001c98e0"/>
    </style:style>
    <style:style style:name="P14" style:family="paragraph" style:parent-style-name="Standard">
      <style:text-properties officeooo:paragraph-rsid="0020ec9c"/>
    </style:style>
    <style:style style:name="P15" style:family="paragraph" style:parent-style-name="Standard">
      <style:text-properties style:use-window-font-color="true" officeooo:paragraph-rsid="001383bc"/>
    </style:style>
    <style:style style:name="P16" style:family="paragraph" style:parent-style-name="Standard">
      <style:text-properties fo:color="#000000" fo:font-weight="bold" officeooo:rsid="001e5c2e" officeooo:paragraph-rsid="001383b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583b9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officeooo:rsid="0016d11f" officeooo:paragraph-rsid="0016d11f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officeooo:rsid="0016d11f" officeooo:paragraph-rsid="0017c527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officeooo:paragraph-rsid="001383bc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fo:font-weight="bold" officeooo:paragraph-rsid="0020ec9c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fo:font-weight="bold" officeooo:rsid="0016d11f" officeooo:paragraph-rsid="0021ba30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16d11f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19a44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1b3fd4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1ba30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65e1a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bold" officeooo:rsid="0016d11f" officeooo:paragraph-rsid="0019a44d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paragraph-rsid="001383bc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paragraph-rsid="001583b9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paragraph-rsid="001c8fc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paragraph-rsid="001383bc" fo:background-color="#ffff00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officeooo:rsid="0016d11f" officeooo:paragraph-rsid="0021ba30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text-underline-style="solid" style:text-underline-width="auto" style:text-underline-color="font-color" officeooo:paragraph-rsid="001383bc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666666" fo:font-weight="normal" officeooo:paragraph-rsid="001383bc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0000" officeooo:rsid="0016d11f" officeooo:paragraph-rsid="00265e1a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7949a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1ba30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7c3a3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81ab3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6d11f" officeooo:paragraph-rsid="00281ab3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b6ef9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d11f" officeooo:paragraph-rsid="002ed80b"/>
    </style:style>
    <style:style style:name="T1" style:family="text">
      <style:text-properties officeooo:rsid="001383bc"/>
    </style:style>
    <style:style style:name="T2" style:family="text">
      <style:text-properties officeooo:rsid="0017c527"/>
    </style:style>
    <style:style style:name="T3" style:family="text">
      <style:text-properties fo:color="#ff0000"/>
    </style:style>
    <style:style style:name="T4" style:family="text">
      <style:text-properties fo:color="#ff0000" officeooo:rsid="00265e1a"/>
    </style:style>
    <style:style style:name="T5" style:family="text">
      <style:text-properties fo:color="#ff0000" officeooo:rsid="0027949a"/>
    </style:style>
    <style:style style:name="T6" style:family="text">
      <style:text-properties fo:color="#ff0000" officeooo:rsid="0027c3a3"/>
    </style:style>
    <style:style style:name="T7" style:family="text">
      <style:text-properties fo:color="#ff0000" officeooo:rsid="0027ef2a"/>
    </style:style>
    <style:style style:name="T8" style:family="text">
      <style:text-properties fo:color="#ff0000" officeooo:rsid="002fed3d"/>
    </style:style>
    <style:style style:name="T9" style:family="text">
      <style:text-properties fo:color="#ff0000" officeooo:rsid="00301077"/>
    </style:style>
    <style:style style:name="T10" style:family="text">
      <style:text-properties fo:color="#ff0000" officeooo:rsid="002ed80b"/>
    </style:style>
    <style:style style:name="T11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5">GatePulse/GatePulseList constructor digitizer/convertor</text:p>
      <text:p text:style-name="P15">[GateDigitizer::Digitize]: completed</text:p>
      <text:p text:style-name="P7">*</text:p>
      <text:p text:style-name="P3">[GateDigitizer::Digitize]: starting<text:span text:style-name="T1">s</text:span></text:p>
      <text:p text:style-name="P1"/>
      <text:p text:style-name="P7">**</text:p>
      <text:p text:style-name="P3">[GateDigitizer::Digitize]: erasing pulse-lists</text:p>
      <text:p text:style-name="P1"/>
      <text:p text:style-name="P7">***</text:p>
      <text:p text:style-name="P8">[GateHitConvertor::ProcessHits]: processing hit[0]</text:p>
      <text:p text:style-name="P8">[GateHitConvertor::ProcessOneHit]: energy is null for (E=0 eV , proc=Transportation, particle= gamma, track=2 (son of 0) , localPos= [-0.589549 500 -0.589549 um ], Pos= [-5.89549e-05 16.05 -5.89549e-05 cm ], Step= <text:s/>1 mm , Time= 48.4641 ms, ScannerPos= [0 0 0 fm ], ScannerRotAngle= 0 deg) -&gt; hit ignored</text:p>
      <text:p text:style-name="P8"/>
      <text:p text:style-name="P8">[GateHitConvertor::ProcessHits]: processing hit[1]</text:p>
      <text:p text:style-name="P8">[GateHitConvertor::ProcessOneHit]: energy is null for (E=0 eV , proc=Transportation, particle= gamma, track=1 (son of 0) , localPos= [-0.589549 500 0.589549 um ], Pos= [5.89549e-05 -16.05 5.89549e-05 cm ], Step= <text:s/>1 mm , Time= 48.4641 ms, ScannerPos= [0 0 0 fm ], ScannerRotAngle= 0 deg) -&gt; hit ignored</text:p>
      <text:p text:style-name="P8"/>
      <text:p text:style-name="P2">[GateHitConvertor::ProcessHits]: returning pulse-list with 0 entries</text:p>
      <text:p text:style-name="P2"/>
      <text:p text:style-name="P9">&lt;here it goes to <text:s/>GatePulseProcessorChain::ProcessPulseList() but no hits, thus nothing to process&gt;</text:p>
      <text:p text:style-name="P11">[GateDigitizer::StorePulseList]: Storing new pulse-list 'digitizer/convertor'</text:p>
      <text:p text:style-name="P11">[GateDigitizer::StorePulseListAlias]: Storing new alias 'Hits' for list 'digitizer/convertor'</text:p>
      <text:p text:style-name="P11">[GateDigitizer::FindPulseList]: Looking for pulse-list 'Hits'</text:p>
      <text:p text:style-name="P11">[GateDigitizer::FindPulseList]: Found pulse-list 'Hits'</text:p>
      <text:p text:style-name="P11">GatePulseProcessorChain::ProcessPulseList() <text:s/>Hits</text:p>
      <text:p text:style-name="P11">GatePulseProcessorChain::ProcessPulseList() <text:s/>2</text:p>
      <text:p text:style-name="P11">[GateDigitizer::FindPulseList]: Looking for pulse-list 'Singles'</text:p>
      <text:p text:style-name="P11">[GateDigitizer::FindPulseList]: Could not find pulse-list 'Singles'</text:p>
      <text:p text:style-name="P11">[GateDigitizer::Digitize]: launching digitizer module 'digitizer/Singles/digiMaker'</text:p>
      <text:p text:style-name="P11">[GateDigitizer::FindPulseList]: Looking for pulse-list 'Singles'</text:p>
      <text:p text:style-name="P11">[GateDigitizer::FindPulseList]: Could not find pulse-list 'Singles'</text:p>
      <text:p text:style-name="P11">[GateDigitizer::Digitize]: launching digitizer module 'digitizer/Coincidences/digiMaker'</text:p>
      <text:p text:style-name="P11">[GateDigitizer::Digitize]: launching digitizer module 'digitizer/digitizer/Singles/adder/digiMaker'</text:p>
      <text:p text:style-name="P11">[GateDigitizer::FindPulseList]: Looking for pulse-list 'digitizer/Singles/adder'</text:p>
      <text:p text:style-name="P11">[GateDigitizer::FindPulseList]: Could not find pulse-list 'digitizer/Singles/adder'</text:p>
      <text:p text:style-name="P11">[GateDigitizer::Digitize]: launching digitizer module 'digitizer/digitizer/Singles/readout/digiMaker'</text:p>
      <text:p text:style-name="P11">[GateDigitizer::FindPulseList]: Looking for pulse-list 'digitizer/Singles/readout'</text:p>
      <text:p text:style-name="P11">[GateDigitizer::FindPulseList]: Could not find pulse-list 'digitizer/Singles/readout'</text:p>
      <text:p text:style-name="P12">&lt;go to next hit&gt;</text:p>
      <text:p text:style-name="P11">GatePulse/GatePulseList constructor digitizer/convertor</text:p>
      <text:p text:style-name="P16">[GateDigitizer::Digitize]: completed</text:p>
      <text:p text:style-name="P6">[GateDigitizer::Digitize]: starting</text:p>
      <text:p text:style-name="P6">[GateDigitizer::Digitize]: erasing pulse-lists</text:p>
      <text:p text:style-name="P6">[GateDigitizer::ErasePulseListVector]: Erasing pulse-list 'digitizer/convertor'</text:p>
      <text:p text:style-name="P6">[GateDigitizer::ErasePulseListVector]: Erasing alias 'Hits'</text:p>
      <text:p text:style-name="P10"><text:soft-page-break/></text:p>
      <text:p text:style-name="P2">[GateHitConvertor::ProcessHits]: processing hit[0]</text:p>
      <text:p text:style-name="P2">[GateHitConvertor::ProcessOneHit]: energy is null for (E=0 eV , proc=Transportation, particle= gamma, track=2 (son of 0) , localPos= [-0.589549 500 -0.589549 um ], Pos= [-5.89549e-05 16.05 -5.89549e-05 cm ], Step= <text:s/>1 mm , Time= 469.642 ms, ScannerPos= [0 0 0 fm ], ScannerRotAngle= 0 deg) -&gt; hit ignored</text:p>
      <text:p text:style-name="P2"/>
      <text:p text:style-name="P8">[GateHitConvertor::ProcessHits]: processing hit[1]</text:p>
      <text:p text:style-name="P8">[GateHitConvertor::ProcessOneHit]: </text:p>
      <text:p text:style-name="P8"><text:tab/>processed (E=511 keV, proc=phot, particle= gamma, track=1 (son of 0) , localPos= [-0.589194 403.33 0.589194 um ], Pos= [5.89194e-05 -16.0403 5.89194e-05 cm ], Step= <text:s/>903.33 um , Time= 469.642 ms, ScannerPos= [0 0 0 fm ], ScannerRotAngle= 0 deg)</text:p>
      <text:p text:style-name="P8"><text:tab/>created new pulse:</text:p>
      <text:p text:style-name="P8"><text:tab/>----GatePulse----</text:p>
      <text:p text:style-name="P8"><text:tab/><text:tab/>Run <text:s text:c="10"/>0</text:p>
      <text:p text:style-name="P8"><text:tab/><text:tab/>Event <text:s text:c="8"/>1</text:p>
      <text:p text:style-name="P8"><text:tab/><text:tab/>Src <text:s text:c="10"/>0 [ 0 0 0 fm ]</text:p>
      <text:p text:style-name="P8"><text:tab/><text:tab/>Time <text:s text:c="9"/>469.642 ms</text:p>
      <text:p text:style-name="P8"><text:tab/><text:tab/>Energy <text:s text:c="7"/>511 keV</text:p>
      <text:p text:style-name="P8"><text:tab/><text:tab/>localPos <text:s text:c="5"/>[ -0.589194 403.33 0.589194 um ]</text:p>
      <text:p text:style-name="P8"><text:tab/><text:tab/>globalPos <text:s text:c="4"/>[ 5.89194e-05 -16.0403 5.89194e-05 cm ]</text:p>
      <text:p text:style-name="P8"><text:tab/><text:tab/> <text:s text:c="10"/>-&gt; ( R=16.0403 cm , phi=-89.9998 deg,z=589.194 nm )</text:p>
      <text:p text:style-name="P8"><text:tab/><text:tab/>VolumeID <text:s text:c="5"/>Vol(0 -&gt; world-0/world_phys-0 -&gt; ecat-0/ecat_phys-0 -&gt; Detector-1/Detector_phys-1)</text:p>
      <text:p text:style-name="P8"><text:tab/><text:tab/>OutputID <text:s text:c="5"/>0 1 -1 </text:p>
      <text:p text:style-name="P8"><text:tab/><text:tab/>#Compton <text:s text:c="5"/>0</text:p>
      <text:p text:style-name="P8"><text:tab/><text:tab/>#Rayleigh <text:s text:c="4"/>0</text:p>
      <text:p text:style-name="P8"><text:tab/><text:tab/>scannerPos <text:s text:c="3"/>[ 0 0 0 fm ]</text:p>
      <text:p text:style-name="P8"/>
      <text:p text:style-name="P8"><text:tab/><text:tab/>scannerRotAngle 0 deg</text:p>
      <text:p text:style-name="P8"/>
      <text:p text:style-name="P8"><text:tab/>-----------------</text:p>
      <text:p text:style-name="P8"/>
      <text:p text:style-name="P8">[GateHitConvertor::ProcessHits]: returning pulse-list with 1 entries</text:p>
      <text:p text:style-name="P8"><text:tab/>----GatePulse----</text:p>
      <text:p text:style-name="P8"><text:tab/><text:tab/>Run <text:s text:c="10"/>0</text:p>
      <text:p text:style-name="P8"><text:tab/><text:tab/>Event <text:s text:c="8"/>1</text:p>
      <text:p text:style-name="P8"><text:tab/><text:tab/>Src <text:s text:c="10"/>0 [ 0 0 0 fm ]</text:p>
      <text:p text:style-name="P8"><text:tab/><text:tab/>Time <text:s text:c="9"/>469.642 ms</text:p>
      <text:p text:style-name="P8"><text:tab/><text:tab/>Energy <text:s text:c="7"/>511 keV</text:p>
      <text:p text:style-name="P8"><text:tab/><text:tab/>localPos <text:s text:c="5"/>[ -0.589194 403.33 0.589194 um ]</text:p>
      <text:p text:style-name="P8"><text:tab/><text:tab/>globalPos <text:s text:c="4"/>[ 5.89194e-05 -16.0403 5.89194e-05 cm ]</text:p>
      <text:p text:style-name="P8"><text:tab/><text:tab/> <text:s text:c="10"/>-&gt; ( R=16.0403 cm , phi=-89.9998 deg,z=589.194 nm )</text:p>
      <text:p text:style-name="P8"><text:tab/><text:tab/>VolumeID <text:s text:c="5"/>Vol(0 -&gt; world-0/world_phys-0 -&gt; ecat-0/ecat_phys-0 -&gt; Detector-1/Detector_phys-1)</text:p>
      <text:p text:style-name="P8"><text:tab/><text:tab/>OutputID <text:s text:c="5"/>0 1 -1 </text:p>
      <text:p text:style-name="P8"><text:tab/><text:tab/>#Compton <text:s text:c="5"/>0</text:p>
      <text:p text:style-name="P8"><text:tab/><text:tab/>#Rayleigh <text:s text:c="4"/>0</text:p>
      <text:p text:style-name="P8"><text:tab/><text:tab/>scannerPos <text:s text:c="3"/>[ 0 0 0 fm ]</text:p>
      <text:p text:style-name="P8"/>
      <text:p text:style-name="P8"><text:tab/><text:tab/>scannerRotAngle 0 deg</text:p>
      <text:p text:style-name="P8"/>
      <text:p text:style-name="P14"><text:soft-page-break/><text:tab/>-----------------</text:p>
      <text:p text:style-name="P21">**** </text:p>
      <text:p text:style-name="P4">[GateDigitizer::StorePulseList]: Storing new pulse-list 'digitizer/convertor'</text:p>
      <text:p text:style-name="P5">[GateDigitizer::StorePulseListAlias]: Storing new alias 'Hits' for list 'digitizer/convertor'</text:p>
      <text:p text:style-name="P22">*6</text:p>
      <text:p text:style-name="P5">[GateDigitizer::FindPulseList]: Looking for pulse-list 'Hits'</text:p>
      <text:p text:style-name="P5">[GateDigitizer::FindPulseList]: Found pulse-list 'Hits'</text:p>
      <text:p text:style-name="P13"/>
      <text:p text:style-name="P35">GatePulseProcessorChain::ProcessPulseList() <text:s/>input PL name Hits</text:p>
      <text:p text:style-name="P35">GatePulseProcessorChain::ProcessPulseList() <text:s/>Processor number2</text:p>
      <text:p text:style-name="P35">GatePulseProcessorChain::ProcessPulseList() <text:s/>processorID 0</text:p>
      <text:p text:style-name="P35">GatePulseProcessorChain::ProcessPulseList() <text:s/>name digitizer/convertor</text:p>
      <text:p text:style-name="P35">GateVPulseProcessor::ProcessPulseList input pulse-list name digitizer/convertor</text:p>
      <text:p text:style-name="P35">GateVPulseProcessor::ProcessPulseList Object Name digitizer/Singles/adder</text:p>
      <text:p text:style-name="P34">GatePulse/GatePulseList constructor digitizer/Singles/adder</text:p>
      <text:p text:style-name="P20">*****</text:p>
      <text:p text:style-name="P20"><text:s/></text:p>
      <text:p text:style-name="P32">[GateDigitizer::Digitize]: launching processor chain 'digitizer/Singles'</text:p>
      <text:p text:style-name="P29"/>
      <text:p text:style-name="P19"/>
      <text:p text:style-name="P19">*6<text:span text:style-name="T2">a</text:span></text:p>
      <text:p text:style-name="P33">[digitizer/Singles/adder::ProcessPulseList]: processing input list with 1 entries</text:p>
      <text:p text:style-name="P33">Created new pulse for volume Vol(0 -&gt; world-0/world_phys-0 -&gt; ecat-0/ecat_phys-0 -&gt; Detector-1/Detector_phys-1).</text:p>
      <text:p text:style-name="P33">Resulting pulse is: </text:p>
      <text:p text:style-name="P33"><text:tab/>----GatePulse----</text:p>
      <text:p text:style-name="P33"><text:tab/><text:tab/>Run <text:s text:c="10"/>0</text:p>
      <text:p text:style-name="P33"><text:tab/><text:tab/>Event <text:s text:c="8"/>1</text:p>
      <text:p text:style-name="P33"><text:tab/><text:tab/>Src <text:s text:c="10"/>0 [ 0 0 0 fm ]</text:p>
      <text:p text:style-name="P33"><text:tab/><text:tab/>Time <text:s text:c="9"/>469.642 ms</text:p>
      <text:p text:style-name="P33"><text:tab/><text:tab/>Energy <text:s text:c="7"/>511 keV</text:p>
      <text:p text:style-name="P33"><text:tab/><text:tab/>localPos <text:s text:c="5"/>[ -0.589194 403.33 0.589194 um ]</text:p>
      <text:p text:style-name="P33"><text:tab/><text:tab/>globalPos <text:s text:c="4"/>[ 5.89194e-05 -16.0403 5.89194e-05 cm ]</text:p>
      <text:p text:style-name="P33"><text:tab/><text:tab/> <text:s text:c="10"/>-&gt; ( R=16.0403 cm , phi=-89.9998 deg,z=589.194 nm )</text:p>
      <text:p text:style-name="P33"><text:tab/><text:tab/>VolumeID <text:s text:c="5"/>Vol(0 -&gt; world-0/world_phys-0 -&gt; ecat-0/ecat_phys-0 -&gt; Detector-1/Detector_phys-1)</text:p>
      <text:p text:style-name="P33"><text:tab/><text:tab/>OutputID <text:s text:c="5"/>0 1 -1 </text:p>
      <text:p text:style-name="P33"><text:tab/><text:tab/>#Compton <text:s text:c="5"/>0</text:p>
      <text:p text:style-name="P33"><text:tab/><text:tab/>#Rayleigh <text:s text:c="4"/>0</text:p>
      <text:p text:style-name="P33"><text:tab/><text:tab/>scannerPos <text:s text:c="3"/>[ 0 0 0 fm ]</text:p>
      <text:p text:style-name="P33"/>
      <text:p text:style-name="P33"><text:tab/><text:tab/>scannerRotAngle 0 deg</text:p>
      <text:p text:style-name="P33"/>
      <text:p text:style-name="P33"><text:tab/>-----------------</text:p>
      <text:p text:style-name="P33"/>
      <text:p text:style-name="P33">[digitizer/Singles/adder::ProcessPulseList]: returning output pulse-list with 1 entries</text:p>
      <text:p text:style-name="P33"/>
      <text:p text:style-name="P33">----GatePulse----</text:p>
      <text:p text:style-name="P33"><text:tab/><text:tab/>Run <text:s text:c="10"/>0</text:p>
      <text:p text:style-name="P33"><text:tab/><text:tab/>Event <text:s text:c="8"/>1</text:p>
      <text:p text:style-name="P33"><text:tab/><text:tab/>Src <text:s text:c="10"/>0 [ 0 0 0 fm ]</text:p>
      <text:p text:style-name="P33"><text:tab/><text:tab/>Time <text:s text:c="9"/>469.642 ms</text:p>
      <text:p text:style-name="P33"><text:soft-page-break/><text:tab/><text:tab/>Energy <text:s text:c="7"/>511 keV</text:p>
      <text:p text:style-name="P33"><text:tab/><text:tab/>localPos <text:s text:c="5"/>[ -0.589194 403.33 0.589194 um ]</text:p>
      <text:p text:style-name="P33"><text:tab/><text:tab/>globalPos <text:s text:c="4"/>[ 5.89194e-05 -16.0403 5.89194e-05 cm ]</text:p>
      <text:p text:style-name="P33"><text:tab/><text:tab/> <text:s text:c="10"/>-&gt; ( R=16.0403 cm , phi=-89.9998 deg,z=589.194 nm )</text:p>
      <text:p text:style-name="P33"><text:tab/><text:tab/>VolumeID <text:s text:c="5"/>Vol(0 -&gt; world-0/world_phys-0 -&gt; ecat-0/ecat_phys-0 -&gt; Detector-1/Detector_phys-1)</text:p>
      <text:p text:style-name="P33"><text:tab/><text:tab/>OutputID <text:s text:c="5"/>0 1 -1 </text:p>
      <text:p text:style-name="P33"><text:tab/><text:tab/>#Compton <text:s text:c="5"/>0</text:p>
      <text:p text:style-name="P33"><text:tab/><text:tab/>#Rayleigh <text:s text:c="4"/>0</text:p>
      <text:p text:style-name="P33"><text:tab/><text:tab/>scannerPos <text:s text:c="3"/>[ 0 0 0 fm ]</text:p>
      <text:p text:style-name="P33"/>
      <text:p text:style-name="P33"><text:tab/><text:tab/>scannerRotAngle 0 deg</text:p>
      <text:p text:style-name="P33"/>
      <text:p text:style-name="P33"><text:tab/>-----------------</text:p>
      <text:p text:style-name="P26"/>
      <text:p text:style-name="P26">[GateDigitizer::StorePulseList]: Storing new pulse-list 'digitizer/Singles/adder'</text:p>
      <text:p text:style-name="P26">[GateDigitizer::StorePulseList]: Storing new pulse-list 'digitizer/Singles/readout'</text:p>
      <text:p text:style-name="P27"><text:s/><text:span text:style-name="T3">*8</text:span></text:p>
      <text:p text:style-name="P27">[GateDigitizer::StorePulseListAlias]: Storing new alias 'Singles' for list 'digitizer/Singles/readout'</text:p>
      <text:p text:style-name="P27"><text:span text:style-name="T3">*</text:span><text:span text:style-name="T4">9 </text:span></text:p>
      <text:p text:style-name="P26">[GateDigitizer::Digitize]: launching coincidence sorter 'digitizer/Coincidences'</text:p>
      <text:p text:style-name="P37"><text:span text:style-name="T3">*</text:span><text:span text:style-name="T5">10</text:span></text:p>
      <text:p text:style-name="P37">[GateDigitizer::FindPulseList]: Looking for pulse-list 'Singles'</text:p>
      <text:p text:style-name="P26">[GateDigitizer::FindPulseList]: Found pulse-list 'Singles'</text:p>
      <text:p text:style-name="P37"><text:span text:style-name="T3">*</text:span><text:span text:style-name="T5">11</text:span></text:p>
      <text:p text:style-name="P37">Singles</text:p>
      <text:p text:style-name="P26">size of input pulse= 2</text:p>
      <text:p text:style-name="P26">evtID= 5038 <text:s/>energy=0.493057 <text:s/>time=9.99987e+06</text:p>
      <text:p text:style-name="P26">evtID= 5038 <text:s/>energy=0.533043 <text:s/>time=9.99987e+06</text:p>
      <text:p text:style-name="P37"><text:span text:style-name="T3">*</text:span><text:span text:style-name="T5">12</text:span></text:p>
      <text:p text:style-name="P37">GateCoincidenceSorter::ProcessCompletedCoincidenceWindow </text:p>
      <text:p text:style-name="P39"><text:span text:style-name="T3">*</text:span><text:span text:style-name="T5">1</text:span><text:span text:style-name="T6">3</text:span></text:p>
      <text:p text:style-name="P26">[GateDigitizer::StoreCoincidencePulse]: Storing new coincidence pulse</text:p>
      <text:p text:style-name="P39"><text:span text:style-name="T3">*</text:span><text:span text:style-name="T5">1</text:span><text:span text:style-name="T6">4</text:span></text:p>
      <text:p text:style-name="P39">first pulse evtID4488first pulse time+8.94306e+06</text:p>
      <text:p text:style-name="P26">GateCoincidenceSorter::ProcessCompletedCoincidenceWindow </text:p>
      <text:p text:style-name="P40"><text:span text:style-name="T3">*</text:span><text:span text:style-name="T5">1</text:span><text:span text:style-name="T7">5</text:span></text:p>
      <text:p text:style-name="P40">[GateDigitizer::Digitize]: launching digitizer module 'digitizer/Singles/digiMaker'</text:p>
      <text:p text:style-name="P41"><text:span text:style-name="T3">*</text:span><text:span text:style-name="T5">1</text:span><text:span text:style-name="T8">6</text:span></text:p>
      <text:p text:style-name="P26">[GateSingleDigiMaker::Digitize]: retrieving pulse-list 'Singles'</text:p>
      <text:p text:style-name="P26">[GateDigitizer::FindPulseList]: Looking for pulse-list 'Singles'</text:p>
      <text:p text:style-name="P26">[GateDigitizer::FindPulseList]: Found pulse-list 'Singles'</text:p>
      <text:p text:style-name="P42"><text:span text:style-name="T3">*</text:span><text:span text:style-name="T5">1</text:span><text:span text:style-name="T9">7</text:span></text:p>
      <text:p text:style-name="P26">[GateSingleDigiMaker::ConvertSinglePulseList]: created 2 single digits:</text:p>
      <text:p text:style-name="P26">0x561743353ee0</text:p>
      <text:p text:style-name="P26">0x561743353d00</text:p>
      <text:p text:style-name="P43"><text:span text:style-name="T3">*</text:span><text:span text:style-name="T5">1</text:span><text:span text:style-name="T7">5</text:span></text:p>
      <text:p text:style-name="P26">[GateDigitizer::Digitize]: launching digitizer module 'digitizer/Coincidences/digiMaker'</text:p>
      <text:p text:style-name="P26">[GateDigitizer::FindCoincidencePulse]: Found coincidence pulse 'Coincidences'</text:p>
      <text:p text:style-name="P26">[GateDigitizer::FindCoincidencePulse]: Cound not find coincidence pulse 'Coincidences'</text:p>
      <text:p text:style-name="P26"/>
      <text:p text:style-name="P43"><text:span text:style-name="T3">*</text:span><text:span text:style-name="T5">1</text:span><text:span text:style-name="T10">8</text:span></text:p>
      <text:p text:style-name="P26"><text:soft-page-break/>[GateCoincidenceDigiMaker::Digitize]: <text:s/>created 1 coincidence digi in this event:</text:p>
      <text:p text:style-name="P26">0x55b1e48e9c10</text:p>
      <text:p text:style-name="P26"/>
      <text:p text:style-name="P26"/>
      <text:p text:style-name="P26">[GateDigitizer::Digitize]: launching digitizer module 'digitizer/digitizer/Singles/adder/digiMaker'</text:p>
      <text:p text:style-name="P26">[GateDigitizer::FindPulseList]: Looking for pulse-list 'digitizer/Singles/adder'</text:p>
      <text:p text:style-name="P26">[GateDigitizer::FindPulseList]: Found pulse-list alias 'digitizer/Singles/adder'</text:p>
      <text:p text:style-name="P26">[GateDigitizer::Digitize]: launching digitizer module 'digitizer/digitizer/Singles/readout/digiMaker'</text:p>
      <text:p text:style-name="P26">[GateDigitizer::FindPulseList]: Looking for pulse-list 'digitizer/Singles/readout'</text:p>
      <text:p text:style-name="P26">[GateDigitizer::FindPulseList]: Found pulse-list alias 'digitizer/Singles/readout'</text:p>
      <text:p text:style-name="P26">[GateDigitizer::Digitize]: completed</text:p>
      <text:p text:style-name="P26"/>
      <text:p text:style-name="P25"/>
      <text:p text:style-name="P25"><text:tab/>-----------------</text:p>
      <text:p text:style-name="P23"/>
      <text:p text:style-name="P18"/>
      <text:p text:style-name="P18">*7</text:p>
      <text:p text:style-name="P30">[GateDigitizer::StorePulseList]: Storing new pulse-list 'digitizer/Singles/adder'</text:p>
      <text:p text:style-name="P31"/>
      <text:p text:style-name="P31">???</text:p>
      <text:p text:style-name="P31"/>
      <text:p text:style-name="P31">[GateDigitizer::StorePulseList]: Storing new pulse-list 'digitizer/Singles/readout'</text:p>
      <text:p text:style-name="P17"/>
      <text:p text:style-name="P18">*8</text:p>
      <text:p text:style-name="P30">[GateDigitizer::StorePulseListAlias]: Storing new alias 'Singles' for list 'digitizer/Singles/readout'</text:p>
      <text:p text:style-name="P30"/>
      <text:p text:style-name="P30"/>
      <text:p text:style-name="P24"/>
      <text:p text:style-name="P24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0:32:41.656467714</meta:creation-date>
    <dc:date>2021-11-05T11:38:29.444139150</dc:date>
    <meta:editing-duration>PT8H11M21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5" meta:paragraph-count="182" meta:word-count="886" meta:character-count="9135" meta:non-whitespace-character-count="7940"/>
  </office:meta>
</office:document-meta>
</file>